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3a596" officeooo:paragraph-rsid="0013a59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a596" officeooo:paragraph-rsid="0013a596" style:font-size-asian="16pt" style:font-weight-asian="bold" style:font-size-complex="16pt" style:font-weight-complex="bold"/>
    </style:style>
    <style:style style:name="P3" style:family="paragraph" style:parent-style-name="Standard">
      <style:paragraph-properties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officeooo:rsid="0013a596" officeooo:paragraph-rsid="0013a596"/>
    </style:style>
    <style:style style:name="P4" style:family="paragraph" style:parent-style-name="Standard">
      <style:paragraph-properties fo:text-align="start" style:justify-single-word="false"/>
      <style:text-properties style:font-name="Carlito" officeooo:rsid="0013a596" officeooo:paragraph-rsid="0013a596"/>
    </style:style>
    <style:style style:name="P5" style:family="paragraph" style:parent-style-name="Standard">
      <style:paragraph-properties fo:text-align="start" style:justify-single-word="false"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officeooo:rsid="0013a596" officeooo:paragraph-rsid="0013a596"/>
    </style:style>
    <style:style style:name="P6" style:family="paragraph" style:parent-style-name="Standard">
      <style:paragraph-properties fo:text-align="center" style:justify-single-word="false"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style:text-underline-style="solid" style:text-underline-width="auto" style:text-underline-color="font-color" officeooo:rsid="0013a596" officeooo:paragraph-rsid="0013a596"/>
    </style:style>
    <style:style style:name="P7" style:family="paragraph" style:parent-style-name="Standard">
      <style:paragraph-properties fo:text-align="center" style:justify-single-word="false"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style:text-underline-style="solid" style:text-underline-width="auto" style:text-underline-color="font-color" officeooo:rsid="0013a596" officeooo:paragraph-rsid="0013a596"/>
    </style:style>
    <style:style style:name="P8" style:family="paragraph" style:parent-style-name="Standard">
      <style:paragraph-properties fo:text-align="center" style:justify-single-word="false"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style:text-underline-style="none" officeooo:rsid="0013a596" officeooo:paragraph-rsid="0013a596"/>
    </style:style>
    <style:style style:name="P9" style:family="paragraph" style:parent-style-name="Standard">
      <style:paragraph-properties fo:text-align="start" style:justify-single-word="false"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style:text-underline-style="none" officeooo:rsid="0013a596" officeooo:paragraph-rsid="0013d358"/>
    </style:style>
    <style:style style:name="P10" style:family="paragraph" style:parent-style-name="Standard">
      <style:paragraph-properties fo:text-align="center" style:justify-single-word="false">
        <style:tab-stops>
          <style:tab-stop style:position="2.355cm"/>
          <style:tab-stop style:position="2.461cm"/>
          <style:tab-stop style:position="2.937cm"/>
        </style:tab-stops>
      </style:paragraph-properties>
      <style:text-properties style:font-name="Carlito" officeooo:rsid="0014e071" officeooo:paragraph-rsid="0014e071"/>
    </style:style>
    <style:style style:name="T1" style:family="text">
      <style:text-properties officeooo:rsid="0013d358"/>
    </style:style>
    <style:style style:name="T2" style:family="text">
      <style:text-properties officeooo:rsid="0014e071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la réunion du 29.09.15</text:p>
      <text:p text:style-name="P2"/>
      <text:p text:style-name="P2"/>
      <text:p text:style-name="P4">Participants : Mr Bendjillali Mouhrad, Mr Dousselain Loïc, Mr Monget David.</text:p>
      <text:p text:style-name="P5"><text:tab/>Mr Bonnifet Sébastien, Mr Kevin Despres,</text:p>
      <text:p text:style-name="P5"/>
      <text:p text:style-name="P5">Lieu : Creatic-Agency, Ligugé.</text:p>
      <text:p text:style-name="P5"/>
      <text:p text:style-name="P5">Objet : Prise de contact avec l'entreprise et découverte du projet.</text:p>
      <text:p text:style-name="P6"/>
      <text:p text:style-name="P6"/>
      <text:p text:style-name="P6">Déroulement du projet</text:p>
      <text:p text:style-name="P8"/>
      <text:p text:style-name="P8"/>
      <text:p text:style-name="P9"><text:tab/>1 - HTML5 / JQUERY</text:p>
      <text:p text:style-name="P9"><text:tab/><text:tab/><text:tab/>- Développement de l’interface graphique.</text:p>
      <text:p text:style-name="P9"><text:tab/><text:tab/><text:tab/>- <text:span text:style-name="T2">M</text:span>ise en oeuvre du responsive sur l’interface.</text:p>
      <text:p text:style-name="P9"/>
      <text:p text:style-name="P9"><text:tab/>2 - NODE JS </text:p>
      <text:p text:style-name="P9"><text:tab/><text:tab/><text:tab/>- Principes / intérêt / inconvénients.</text:p>
      <text:p text:style-name="P9"><text:tab/><text:tab/><text:tab/>- Recherche d’un framework permettant de simplifier le développement.</text:p>
      <text:p text:style-name="P9"/>
      <text:p text:style-name="P9"><text:tab/>3 - <text:span text:style-name="T1">ARDUINO</text:span> </text:p>
      <text:p text:style-name="P9"><text:tab/><text:tab/><text:tab/>- Compréhension globale du fonctionnement.</text:p>
      <text:p text:style-name="P9"><text:tab/><text:tab/><text:tab/>- Chargement d’un noyau Firmata/MyRobotLab.</text:p>
      <text:p text:style-name="P9"/>
      <text:p text:style-name="P9"><text:tab/>4 - <text:span text:style-name="T1">GOOGLE</text:span> APP </text:p>
      <text:p text:style-name="P9"><text:tab/><text:tab/><text:tab/>- API port série.</text:p>
      <text:p text:style-name="P9"><text:tab/><text:tab/><text:tab/>- Utilisation des librairies nodeJS serial et firmata.</text:p>
      <text:p text:style-name="P9"/>
      <text:p text:style-name="P9"><text:tab/>5 - Transformation en application mobile d’une <text:span text:style-name="T1">GOOGLE</text:span> APP</text:p>
      <text:p text:style-name="P9"><text:tab/><text:tab/><text:tab/>- Transformation vers des OS Android.</text:p>
      <text:p text:style-name="P9"><text:tab/><text:tab/><text:tab/>- Utilitaire fourni par google.</text:p>
      <text:p text:style-name="P9"><text:tab/><text:tab/><text:tab/>- Vers IOS et autres : utilisation de la chaine de convertion.</text:p>
      <text:p text:style-name="P10"><text:span text:style-name="T3"/></text:p>
      <text:p text:style-name="P10"><text:span text:style-name="T3"/></text:p>
      <text:p text:style-name="P10"><text:span text:style-name="T3">Objectifs de la semaine</text:span></text:p>
      <text:p text:style-name="P10"/>
      <text:p text:style-name="P10"/>
      <text:p text:style-name="P10">Prise de contact avec JQuery et le développement d'interfaces.</text:p>
      <text:p text:style-name="P10">Reflexion et propositions d'IHM pour le projet.</text:p>
      <text:p text:style-name="P10">(Optionnel) Recherches sur NodeJS. ( Framework ? )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s-Temp-info-2015	# l3info10</meta:initial-creator>
    <meta:creation-date>2015-09-29T15:54:31.632576398</meta:creation-date>
    <dc:date>2015-09-29T16:51:53.294725118</dc:date>
    <dc:creator>Comptes-Temp-info-2015	# l3info10</dc:creator>
    <meta:editing-duration>PT12M52S</meta:editing-duration>
    <meta:editing-cycles>1</meta:editing-cycles>
    <meta:document-statistic meta:table-count="0" meta:image-count="0" meta:object-count="0" meta:page-count="1" meta:paragraph-count="26" meta:word-count="168" meta:character-count="1088" meta:non-whitespace-character-count="904"/>
    <meta:generator>LibreOffice/4.1.5.3$Linux_X86_64 LibreOffice_project/1c1366bba2ba2b554cd2ca4d87c06da81c05d24</meta:generator>
  </office:meta>
</office:document-meta>
</file>